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treamlit&gt;=1.26.0</text:p>
      <text:p text:style-name="P1">openai</text:p>
      <text:p text:style-name="P1">pandas&gt;=1.5.0 </text:p>
      <text:p text:style-name="P1">matplotlib</text:p>
      <text:p text:style-name="P1">networkx</text:p>
      <text:p text:style-name="P1">pillow==11.0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7</meta:generator>
  </office:meta>
</office:document-meta>
</file>